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c0c0c0" draw:fill="solid" draw:fill-color="#d0003a" draw:textarea-horizontal-align="justify" draw:textarea-vertical-align="middle" draw:auto-grow-height="false" draw:shadow="hidden" draw:shadow-offset-x="0.1cm" draw:shadow-offset-y="0.1cm"/>
    </style:style>
    <style:style style:name="gr2" style:family="graphic" style:parent-style-name="standard">
      <style:graphic-properties draw:stroke="none" draw:stroke-dash="Fine_20_Dashed" svg:stroke-color="#000000" draw:fill="none" draw:fill-color="#ffffff" draw:textarea-horizontal-align="left" draw:textarea-vertical-align="middle" draw:auto-grow-height="true" draw:auto-grow-width="true" fo:min-height="0.75cm" fo:min-width="10.564cm"/>
    </style:style>
    <style:style style:name="gr3" style:family="graphic" style:parent-style-name="standard">
      <style:graphic-properties svg:stroke-color="#d0003a" draw:fill="solid" draw:fill-color="#d0003a" draw:textarea-horizontal-align="justify" draw:textarea-vertical-align="middle" draw:auto-grow-height="false" draw:shadow="hidden" draw:shadow-offset-x="0.1cm" draw:shadow-offset-y="0.1cm"/>
    </style:style>
    <style:style style:name="gr4" style:family="graphic" style:parent-style-name="standard">
      <style:graphic-properties svg:stroke-width="0cm" svg:stroke-color="#cc0033" draw:marker-start-width="0.3cm" draw:marker-end-width="0.3cm" draw:fill="none" draw:fill-color="#d0003a" draw:textarea-horizontal-align="justify" draw:textarea-vertical-align="middle" draw:auto-grow-height="false" fo:padding-top="0.125cm" fo:padding-bottom="0.125cm" fo:padding-left="0.25cm" fo:padding-right="0.25cm" draw:shadow="hidden" draw:shadow-offset-x="0.1cm" draw:shadow-offset-y="0.1cm"/>
    </style:style>
    <style:style style:name="gr5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svg:stroke-width="0cm" svg:stroke-color="#d0003a" draw:marker-start-width="0.3cm" draw:marker-end-width="0.3cm" draw:fill="none" draw:fill-color="#d0003a" draw:textarea-horizontal-align="justify" draw:textarea-vertical-align="middle" draw:auto-grow-height="false" fo:padding-top="0.125cm" fo:padding-bottom="0.125cm" fo:padding-left="0.25cm" fo:padding-right="0.25cm" draw:shadow="hidden" draw:shadow-offset-x="0.1cm" draw:shadow-offset-y="0.1cm"/>
    </style:style>
    <style:style style:name="gr8" style:family="graphic" style:parent-style-name="standard">
      <style:graphic-properties svg:stroke-color="#d0003a" draw:fill="solid" draw:fill-color="#d0003a" draw:textarea-horizontal-align="justify" draw:textarea-vertical-align="middle" draw:auto-grow-height="false" draw:shadow="hidden" draw:shadow-offset-x="0.1cm" draw:shadow-offset-y="0.1cm"/>
    </style:style>
    <style:style style:name="gr9" style:family="graphic" style:parent-style-name="standard">
      <style:graphic-properties draw:fill="none" draw:textarea-horizontal-align="justify" draw:textarea-vertical-align="middle" draw:auto-grow-height="false"/>
    </style:style>
    <style:style style:name="gr10" style:family="graphic" style:parent-style-name="standard">
      <style:graphic-properties svg:stroke-width="0cm" svg:stroke-color="#d0003a" draw:marker-start-width="0.3cm" draw:marker-end-width="0.3cm" draw:fill="none" draw:fill-color="#d0003a" draw:textarea-horizontal-align="justify" draw:textarea-vertical-align="middle" draw:auto-grow-height="false" fo:padding-top="0.125cm" fo:padding-bottom="0.125cm" fo:padding-left="0.25cm" fo:padding-right="0.25cm" draw:shadow="hidden" draw:shadow-offset-x="0.1cm" draw:shadow-offset-y="0.1cm"/>
    </style:style>
    <style:style style:name="gr11" style:family="graphic" style:parent-style-name="standard">
      <style:graphic-properties draw:stroke="none" draw:fill="none" fo:min-height="0.25cm"/>
    </style:style>
    <style:style style:name="gr12" style:family="graphic" style:parent-style-name="standard">
      <style:graphic-properties draw:stroke="none" draw:fill="none" fo:min-height="0.387cm"/>
    </style:style>
    <style:style style:name="gr13" style:family="graphic" style:parent-style-name="standard">
      <style:graphic-properties svg:stroke-width="0cm" svg:stroke-color="#d0003a" draw:marker-start-width="0.3cm" draw:marker-end-width="0.3cm" draw:fill="solid" draw:fill-color="#d0003a" draw:textarea-horizontal-align="justify" draw:textarea-vertical-align="middle" draw:auto-grow-height="false" fo:padding-top="0.125cm" fo:padding-bottom="0.125cm" fo:padding-left="0.25cm" fo:padding-right="0.25cm" draw:shadow="hidden" draw:shadow-offset-x="0.1cm" draw:shadow-offset-y="0.1cm"/>
    </style:style>
    <style:style style:name="gr14" style:family="graphic" style:parent-style-name="standard">
      <style:graphic-properties svg:stroke-width="0cm" svg:stroke-color="#cc0033" draw:marker-start-width="0.3cm" draw:marker-end-width="0.3cm" draw:fill="none" draw:fill-color="#000000" draw:fill-gradient-name="Gradient_20_1" draw:fill-hatch-name="Black_20_0_20_Degrees" draw:fill-image-name="Empty" draw:textarea-horizontal-align="justify" draw:textarea-vertical-align="middle" draw:auto-grow-height="false" fo:padding-top="0.125cm" fo:padding-bottom="0.125cm" fo:padding-left="0.25cm" fo:padding-right="0.25cm" draw:shadow="hidden" draw:shadow-offset-x="0.1cm" draw:shadow-offset-y="0.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Univers" style:font-family-generic="swiss" style:font-pitch="variable" fo:font-size="9pt" fo:font-weight="normal" style:font-size-asian="9pt" style:font-weight-asian="normal" style:font-size-complex="9pt" style:font-weight-complex="normal"/>
    </style:style>
    <style:style style:name="P3" style:family="paragraph">
      <style:paragraph-properties fo:line-height="100%"/>
    </style:style>
    <style:style style:name="P4" style:family="paragraph">
      <style:text-properties fo:font-family="Univers" style:font-family-generic="swiss" style:font-pitch="variable" fo:font-size="9pt" style:font-size-asian="9pt" style:font-size-complex="9pt"/>
    </style:style>
    <style:style style:name="P5" style:family="paragraph">
      <style:paragraph-properties fo:text-align="center"/>
      <style:text-properties fo:font-family="Univers" style:font-family-generic="swiss" style:font-pitch="variable" fo:font-size="9pt" fo:font-weight="normal" style:font-size-asian="9pt" style:font-weight-asian="normal" style:font-size-complex="9pt" style:font-weight-complex="normal"/>
    </style:style>
    <style:style style:name="P6" style:family="paragraph">
      <style:paragraph-properties fo:text-align="center"/>
      <style:text-properties fo:color="#000000" fo:font-family="Univers" style:font-family-generic="swiss" style:font-pitch="variable" fo:font-size="9pt" fo:font-weight="normal" style:font-size-asian="9pt" style:font-weight-asian="normal" style:font-size-complex="9pt" style:font-weight-complex="normal"/>
    </style:style>
    <style:style style:name="P7" style:family="paragraph">
      <style:paragraph-properties fo:text-align="center"/>
      <style:text-properties fo:color="#ffffff" fo:font-family="Univers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ffffff" fo:font-family="Univers" style:font-family-generic="swiss" style:font-pitch="variable" fo:font-size="9pt" fo:font-weight="normal" style:font-size-asian="9pt" style:font-weight-asian="normal" style:font-size-complex="9pt" style:font-weight-complex="normal"/>
    </style:style>
    <style:style style:name="T2" style:family="text">
      <style:text-properties fo:font-family="Univers" style:font-family-generic="swiss" style:font-pitch="variable" fo:font-size="9pt" style:font-size-asian="9pt" style:font-size-complex="9pt"/>
    </style:style>
    <style:style style:name="T3" style:family="text">
      <style:text-properties fo:font-family="Univers" style:font-family-generic="swiss" style:font-pitch="variable" fo:font-size="9pt" fo:font-weight="normal" style:font-size-asian="9pt" style:font-weight-asian="normal" style:font-size-complex="9pt" style:font-weight-complex="normal"/>
    </style:style>
    <style:style style:name="T4" style:family="text">
      <style:text-properties fo:color="#000000" fo:font-family="Univers" style:font-family-generic="swiss" style:font-pitch="variable" fo:font-size="9pt" fo:font-weight="normal" style:font-size-asian="9pt" style:font-weight-asian="normal" style:font-size-complex="9pt" style:font-weight-complex="normal"/>
    </style:style>
    <style:style style:name="T5" style:family="text">
      <style:text-properties fo:color="#ffffff" fo:font-family="Univers" style:font-family-generic="swiss" style:font-pitch="variable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id="id29" draw:layer="layout" svg:width="3.15cm" svg:height="0.66cm" svg:x="6.35cm" svg:y="4.34cm">
          <text:p text:style-name="P1"><text:span text:style-name="T1">ouadm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3" draw:layer="layout" svg:width="3.15cm" svg:height="0.93cm" svg:x="2.35cm" svg:y="2cm">
          <text:p text:style-name="P1"><text:span text:style-name="T1">Globale Struktur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8" draw:layer="layout" svg:width="3.153cm" svg:height="0.929cm" svg:x="2.347cm" svg:y="3.5cm">
          <text:p text:style-name="P1"><text:span text:style-name="T1">grou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11.064cm" svg:height="1cm" svg:x="5.436cm" svg:y="2cm">
          <draw:text-box>
            <text:p text:style-name="P3"><text:span text:style-name="T2">UCS – übliche Container und Objekte</text:span></text:p>
          </draw:text-box>
        </draw:frame>
        <draw:custom-shape draw:style-name="gr1" draw:text-style-name="P2" draw:id="id1" draw:layer="layout" svg:width="3.15cm" svg:height="0.66cm" svg:x="6.35cm" svg:y="5.34cm">
          <text:p text:style-name="P1"><text:span text:style-name="T1">Ucssch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26" draw:layer="layout" svg:width="3.153cm" svg:height="0.929cm" svg:x="2.347cm" svg:y="6cm">
          <text:p text:style-name="P1"><text:span text:style-name="T1">OU=XX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" draw:layer="layout" svg:width="3.15cm" svg:height="0.66cm" svg:x="9.5cm" svg:y="7.57cm">
          <text:p text:style-name="P1"><text:span text:style-name="T1">adm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" draw:layer="layout" svg:width="3.15cm" svg:height="0.66cm" svg:x="9.5cm" svg:y="8.57cm">
          <text:p text:style-name="P1"><text:span text:style-name="T1">lehr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7" draw:layer="layout" svg:width="3.15cm" svg:height="0.66cm" svg:x="9.5cm" svg:y="9.57cm">
          <text:p text:style-name="P1"><text:span text:style-name="T1">schue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9" draw:layer="layout" svg:width="3.15cm" svg:height="0.66cm" svg:x="9.5cm" svg:y="10.57cm">
          <text:p text:style-name="P1"><text:span text:style-name="T1">mitarbei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id="id22" draw:layer="layout" svg:width="3.15cm" svg:height="0.66cm" svg:x="9.5cm" svg:y="13cm">
          <text:p text:style-name="P1"><text:span text:style-name="T3">Domain User XX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id="id45" draw:layer="layout" svg:width="3.15cm" svg:height="0.66cm" svg:x="9.5cm" svg:y="15cm">
          <text:p text:style-name="P1"><text:span text:style-name="T3">schueler-XX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id="id47" draw:layer="layout" svg:width="3.15cm" svg:height="0.66cm" svg:x="9.5cm" svg:y="16cm">
          <text:p text:style-name="P1"><text:span text:style-name="T3">mitarbeiter-XX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1" draw:layer="layout" svg:width="3.15cm" svg:height="0.66cm" svg:x="9.5cm" svg:y="17.071cm">
          <text:p text:style-name="P1"><text:span text:style-name="T1">raeu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3" draw:layer="layout" svg:width="3.15cm" svg:height="0.66cm" svg:x="9.5cm" svg:y="18.071cm">
          <text:p text:style-name="P1"><text:span text:style-name="T1">schue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7" draw:layer="layout" svg:width="3.15cm" svg:height="0.66cm" svg:x="9.5cm" svg:y="20cm">
          <text:p text:style-name="P1"><text:span text:style-name="T1">d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9" draw:layer="layout" svg:width="3.15cm" svg:height="0.66cm" svg:x="9.5cm" svg:y="21cm">
          <text:p text:style-name="P1"><text:span text:style-name="T1">memb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34" draw:layer="layout" svg:width="3.15cm" svg:height="0.66cm" svg:x="6.35cm" svg:y="24.5cm">
          <text:p text:style-name="P1"><text:span text:style-name="T1">dhc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36" draw:layer="layout" svg:width="3.15cm" svg:height="0.66cm" svg:x="6.35cm" svg:y="25.5cm">
          <text:p text:style-name="P1"><text:span text:style-name="T1">print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38" draw:layer="layout" svg:width="3.15cm" svg:height="0.66cm" svg:x="6.35cm" svg:y="26.5cm">
          <text:p text:style-name="P1"><text:span text:style-name="T1">polic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40" draw:layer="layout" svg:width="3.15cm" svg:height="0.66cm" svg:x="6.35cm" svg:y="27.5cm">
          <text:p text:style-name="P1"><text:span text:style-name="T1">networ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9.5cm" svg:y1="5.67cm" svg:x2="14cm" svg:y2="6cm" draw:start-shape="id1" draw:start-glue-point="1" draw:end-shape="id2" draw:end-glue-point="3" svg:d="m9500 5670h2251v330h2249">
          <text:p/>
        </draw:connector>
        <draw:connector draw:style-name="gr5" draw:text-style-name="P1" draw:layer="layout" svg:x1="12.65cm" svg:y1="7.9cm" svg:x2="14cm" svg:y2="7.901cm" draw:start-shape="id3" draw:start-glue-point="1" draw:end-shape="id4" draw:end-glue-point="3" svg:d="m12650 7900h676v1h674">
          <text:p/>
        </draw:connector>
        <draw:connector draw:style-name="gr5" draw:text-style-name="P1" draw:layer="layout" svg:x1="12.65cm" svg:y1="8.9cm" svg:x2="14cm" svg:y2="8.901cm" draw:start-shape="id5" draw:end-shape="id6" draw:end-glue-point="3" svg:d="m12650 8900h676v1h674">
          <text:p/>
        </draw:connector>
        <draw:connector draw:style-name="gr5" draw:text-style-name="P1" draw:layer="layout" svg:x1="12.65cm" svg:y1="9.9cm" svg:x2="14cm" svg:y2="9.9cm" draw:start-shape="id7" draw:start-glue-point="1" draw:end-shape="id8" draw:end-glue-point="3" svg:d="m12650 9900h1350">
          <text:p/>
        </draw:connector>
        <draw:connector draw:style-name="gr5" draw:text-style-name="P1" draw:layer="layout" svg:x1="12.65cm" svg:y1="10.9cm" svg:x2="14cm" svg:y2="10.901cm" draw:start-shape="id9" draw:start-glue-point="1" draw:end-shape="id10" draw:end-glue-point="3" svg:d="m12650 10900h676v1h674">
          <text:p/>
        </draw:connector>
        <draw:connector draw:style-name="gr5" draw:text-style-name="P1" draw:layer="layout" svg:x1="12.65cm" svg:y1="17.401cm" svg:x2="14cm" svg:y2="16.535cm" draw:start-shape="id11" draw:start-glue-point="1" draw:end-shape="id12" draw:end-glue-point="3" svg:d="m12650 17401h675v-866h675">
          <text:p/>
        </draw:connector>
        <draw:connector draw:style-name="gr5" draw:text-style-name="P1" draw:layer="layout" svg:x1="12.65cm" svg:y1="18.401cm" svg:x2="14cm" svg:y2="18cm" draw:start-shape="id13" draw:start-glue-point="1" draw:end-shape="id14" draw:end-glue-point="3" svg:d="m12650 18401h675v-401h675">
          <text:p/>
        </draw:connector>
        <draw:connector draw:style-name="gr5" draw:text-style-name="P1" draw:layer="layout" svg:x1="15.575cm" svg:y1="19.66cm" svg:x2="17.5cm" svg:y2="20.214cm" draw:start-shape="id15" draw:start-glue-point="2" draw:end-shape="id16" draw:end-glue-point="3" svg:d="m15575 19660v554h1925">
          <text:p/>
        </draw:connector>
        <draw:connector draw:style-name="gr5" draw:text-style-name="P1" draw:layer="layout" svg:x1="12.65cm" svg:y1="20.33cm" svg:x2="14cm" svg:y2="21.17cm" draw:start-shape="id17" draw:start-glue-point="1" draw:end-shape="id18" draw:end-glue-point="3" svg:d="m12650 20330h676v840h674">
          <text:p/>
        </draw:connector>
        <draw:connector draw:style-name="gr5" draw:text-style-name="P1" draw:layer="layout" svg:x1="12.65cm" svg:y1="21.33cm" svg:x2="14cm" svg:y2="22.464cm" draw:start-shape="id19" draw:start-glue-point="1" draw:end-shape="id20" draw:end-glue-point="3" svg:d="m12650 21330h675v1134h675">
          <text:p/>
        </draw:connector>
        <draw:custom-shape draw:style-name="gr1" draw:text-style-name="P2" draw:id="id27" draw:layer="layout" svg:width="3.15cm" svg:height="0.66cm" svg:x="6.35cm" svg:y="6.84cm">
          <text:p text:style-name="P1"><text:span text:style-name="T1">us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1" draw:layer="layout" svg:width="3.15cm" svg:height="0.66cm" svg:x="6.35cm" svg:y="12cm">
          <text:p text:style-name="P1"><text:span text:style-name="T1">grou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id="id42" draw:layer="layout" svg:x1="7.925cm" svg:y1="12.66cm" svg:x2="9.5cm" svg:y2="13.33cm" draw:start-shape="id21" draw:start-glue-point="2" draw:end-shape="id22" draw:end-glue-point="3" svg:d="m7925 12660v670h1575">
          <text:p/>
        </draw:connector>
        <draw:custom-shape draw:style-name="gr1" draw:text-style-name="P2" draw:id="id23" draw:layer="layout" svg:width="3.15cm" svg:height="0.66cm" svg:x="6.35cm" svg:y="19cm">
          <text:p text:style-name="P1"><text:span text:style-name="T1">comput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id="id41" draw:layer="layout" svg:x1="7.925cm" svg:y1="19.66cm" svg:x2="9.5cm" svg:y2="20.33cm" draw:start-shape="id23" draw:start-glue-point="2" draw:end-shape="id17" draw:end-glue-point="3" svg:d="m7925 19660v670h1575">
          <text:p/>
        </draw:connector>
        <draw:custom-shape draw:style-name="gr1" draw:text-style-name="P2" draw:id="id24" draw:layer="layout" svg:width="3.15cm" svg:height="0.66cm" svg:x="6.35cm" svg:y="22.5cm">
          <text:p text:style-name="P1"><text:span text:style-name="T1">shar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5" draw:layer="layout" svg:width="3.15cm" svg:height="0.66cm" svg:x="9.5cm" svg:y="23.5cm">
          <text:p text:style-name="P1"><text:span text:style-name="T1">klass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7.925cm" svg:y1="23.16cm" svg:x2="9.5cm" svg:y2="23.83cm" draw:start-shape="id24" draw:start-glue-point="2" draw:end-shape="id25" draw:end-glue-point="3" svg:d="m7925 23160v670h1575">
          <text:p/>
        </draw:connector>
        <draw:connector draw:style-name="gr6" draw:text-style-name="P1" draw:id="id30" draw:layer="layout" svg:x1="3.923cm" svg:y1="6.929cm" svg:x2="6.35cm" svg:y2="7.17cm" draw:start-shape="id26" draw:start-glue-point="2" draw:end-shape="id27" draw:end-glue-point="3" svg:d="m3923 6929v241h2427">
          <text:p/>
        </draw:connector>
        <draw:custom-shape draw:style-name="gr4" draw:text-style-name="P5" draw:id="id43" draw:layer="layout" svg:width="3.15cm" svg:height="0.66cm" svg:x="9.5cm" svg:y="14cm">
          <text:p text:style-name="P1"><text:span text:style-name="T3">lehrer-XX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id="id4" draw:layer="layout" svg:width="3.5cm" svg:height="0.66cm" svg:x="14cm" svg:y="7.571cm">
          <text:p text:style-name="P1"><text:span text:style-name="T3">&lt;Schuladminkonten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id="id6" draw:layer="layout" svg:width="3.5cm" svg:height="0.66cm" svg:x="14cm" svg:y="8.571cm">
          <text:p text:style-name="P1"><text:span text:style-name="T3">&lt;Lehrerkonten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id="id8" draw:layer="layout" svg:width="3.5cm" svg:height="0.66cm" svg:x="14cm" svg:y="9.57cm">
          <text:p text:style-name="P1"><text:span text:style-name="T3">&lt;Schülerkonten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id="id10" draw:layer="layout" svg:width="3.5cm" svg:height="0.66cm" svg:x="14cm" svg:y="10.571cm">
          <text:p text:style-name="P1"><text:span text:style-name="T3">&lt;Mitarbeiterkonten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id="id2" draw:layer="layout" svg:width="5cm" svg:height="2cm" svg:x="14cm" svg:y="5cm">
          <text:p text:style-name="P1"><text:span text:style-name="T3">DC – Edukativnetz</text:span></text:p>
          <text:p text:style-name="P1"><text:span text:style-name="T2">DC – Verwaltungsnetz</text:span></text:p>
          <text:p text:style-name="P1"><text:span text:style-name="T2">OUXXX – DC – Edukativnetz</text:span></text:p>
          <text:p text:style-name="P1"><text:span text:style-name="T2">OUXXX – DC – Verwaltungsnet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id="id12" draw:layer="layout" svg:width="3.153cm" svg:height="0.929cm" svg:x="14cm" svg:y="16.071cm">
          <text:p text:style-name="P1"><text:span text:style-name="T3">XXXRaum017B</text:span></text:p>
          <text:p text:style-name="P1"><text:span text:style-name="T2">XXXRaum43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id="id14" draw:layer="layout" svg:width="3.153cm" svg:height="1cm" svg:x="14cm" svg:y="17.5cm">
          <text:p text:style-name="P1"><text:span text:style-name="T4">XXX-InformatikAG</text:span></text:p>
          <text:p text:style-name="P1"><text:span text:style-name="T4">XXX-Musik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id="id16" draw:layer="layout" svg:width="2.153cm" svg:height="1.429cm" svg:x="17.5cm" svg:y="19.5cm">
          <text:p text:style-name="P1"><text:span text:style-name="T3">XXX-1A</text:span></text:p>
          <text:p text:style-name="P1"><text:span text:style-name="T2">XXX-2D</text:span></text:p>
          <text:p text:style-name="P1"><text:span text:style-name="T2">XXX-3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id="id18" draw:layer="layout" svg:width="3.15cm" svg:height="0.66cm" svg:x="14cm" svg:y="20.84cm">
          <text:p text:style-name="P1"><text:span text:style-name="T3">dcXXX-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id="id20" draw:layer="layout" svg:width="3.153cm" svg:height="0.929cm" svg:x="14cm" svg:y="22cm">
          <text:p text:style-name="P1"><text:span text:style-name="T3">mbXXX-01</text:span></text:p>
          <text:p text:style-name="P1"><text:span text:style-name="T2">mbXXX-0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.5cm" svg:height="0.43cm" svg:x="15.5cm" svg:y="27.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.5cm" svg:height="2cm" svg:x="15cm" svg:y="26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5cm" svg:height="0.43cm" svg:x="17.5cm" svg:y="27.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" draw:layer="layout" svg:width="2.5cm" svg:height="0.636cm" svg:x="15cm" svg:y="27cm">
          <draw:text-box>
            <text:p text:style-name="P1"><text:span text:style-name="T3">Container</text:span></text:p>
          </draw:text-box>
        </draw:frame>
        <draw:frame draw:style-name="gr12" draw:text-style-name="P1" draw:layer="layout" svg:width="2.5cm" svg:height="0.637cm" svg:x="17cm" svg:y="27cm">
          <draw:text-box>
            <text:p text:style-name="P1"><text:span text:style-name="T3">Objekte</text:span></text:p>
          </draw:text-box>
        </draw:frame>
        <draw:connector draw:style-name="gr5" draw:text-style-name="P1" draw:layer="layout" svg:x1="3.923cm" svg:y1="4.429cm" svg:x2="6.35cm" svg:y2="4.67cm" draw:start-shape="id28" draw:start-glue-point="2" draw:end-shape="id29" draw:end-glue-point="3" svg:d="m3923 4429v241h2427">
          <text:p/>
        </draw:connector>
        <draw:custom-shape draw:style-name="gr13" draw:text-style-name="P2" draw:id="id15" draw:layer="layout" svg:width="3.15cm" svg:height="0.66cm" svg:x="14cm" svg:y="19cm">
          <text:p text:style-name="P1"><text:span text:style-name="T1">Klass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2.65cm" svg:y1="18.401cm" svg:x2="14cm" svg:y2="19.33cm" draw:start-shape="id13" draw:start-glue-point="1" draw:end-shape="id15" draw:end-glue-point="3" svg:d="m12650 18401h676v929h674">
          <text:p/>
        </draw:connector>
        <draw:connector draw:style-name="gr5" draw:text-style-name="P1" draw:layer="layout" svg:x1="3.923cm" svg:y1="4.429cm" svg:x2="6.35cm" svg:y2="5.67cm" draw:start-shape="id28" draw:start-glue-point="2" draw:end-shape="id1" draw:end-glue-point="3" svg:d="m3923 4429v1241h2427">
          <text:p/>
        </draw:connector>
        <draw:connector draw:style-name="gr6" draw:text-style-name="P1" draw:id="id31" draw:layer="layout" svg:x1="3.923cm" svg:y1="7.17cm" svg:x2="6.35cm" svg:y2="12.33cm" draw:start-shape="id30" draw:start-glue-point="0" draw:end-shape="id21" draw:end-glue-point="3" svg:d="m3923 7170v5160h2427">
          <text:p/>
        </draw:connector>
        <draw:connector draw:style-name="gr6" draw:text-style-name="P1" draw:id="id32" draw:layer="layout" svg:x1="3.923cm" svg:y1="12.33cm" svg:x2="6.35cm" svg:y2="19.33cm" draw:start-shape="id31" draw:start-glue-point="0" draw:end-shape="id23" draw:end-glue-point="3" svg:d="m3923 12330v7000h2427">
          <text:p/>
        </draw:connector>
        <draw:connector draw:style-name="gr6" draw:text-style-name="P1" draw:id="id33" draw:layer="layout" svg:x1="3.923cm" svg:y1="19.33cm" svg:x2="6.35cm" svg:y2="22.83cm" draw:start-shape="id32" draw:start-glue-point="0" draw:end-shape="id24" draw:end-glue-point="3" svg:d="m3923 19330v3500h2427">
          <text:p/>
        </draw:connector>
        <draw:connector draw:style-name="gr6" draw:text-style-name="P1" draw:id="id35" draw:layer="layout" svg:x1="3.923cm" svg:y1="22.83cm" svg:x2="6.35cm" svg:y2="24.83cm" draw:start-shape="id33" draw:start-glue-point="0" draw:end-shape="id34" draw:end-glue-point="3" svg:d="m3923 22830v2000h2427">
          <text:p/>
        </draw:connector>
        <draw:connector draw:style-name="gr6" draw:text-style-name="P1" draw:id="id37" draw:layer="layout" svg:x1="3.923cm" svg:y1="24.83cm" svg:x2="6.35cm" svg:y2="25.83cm" draw:start-shape="id35" draw:start-glue-point="0" draw:end-shape="id36" draw:end-glue-point="3" svg:d="m3923 24830v1000h2427">
          <text:p/>
        </draw:connector>
        <draw:connector draw:style-name="gr6" draw:text-style-name="P1" draw:id="id39" draw:layer="layout" svg:x1="3.923cm" svg:y1="25.83cm" svg:x2="6.35cm" svg:y2="26.83cm" draw:start-shape="id37" draw:start-glue-point="0" draw:end-shape="id38" draw:end-glue-point="3" svg:d="m3923 25830v1000h2427">
          <text:p/>
        </draw:connector>
        <draw:connector draw:style-name="gr6" draw:text-style-name="P1" draw:layer="layout" svg:x1="3.923cm" svg:y1="26.83cm" svg:x2="6.35cm" svg:y2="27.83cm" draw:start-shape="id39" draw:start-glue-point="0" draw:end-shape="id40" draw:end-glue-point="3" svg:d="m3923 26830v1000h2427">
          <text:p/>
        </draw:connector>
        <draw:connector draw:style-name="gr5" draw:text-style-name="P1" draw:layer="layout" svg:x1="7.925cm" svg:y1="20.33cm" svg:x2="9.5cm" svg:y2="21.33cm" draw:start-shape="id41" draw:start-glue-point="0" draw:end-shape="id19" draw:end-glue-point="3" svg:d="m7925 20330v1000h1575">
          <text:p/>
        </draw:connector>
        <draw:connector draw:style-name="gr5" draw:text-style-name="P1" draw:id="id44" draw:layer="layout" svg:x1="7.925cm" svg:y1="13.33cm" svg:x2="9.5cm" svg:y2="14.33cm" draw:start-shape="id42" draw:start-glue-point="0" draw:end-shape="id43" draw:end-glue-point="3" svg:d="m7925 13330v1000h1575">
          <text:p/>
        </draw:connector>
        <draw:connector draw:style-name="gr5" draw:text-style-name="P1" draw:id="id46" draw:layer="layout" svg:x1="7.925cm" svg:y1="14.33cm" svg:x2="9.5cm" svg:y2="15.33cm" draw:start-shape="id44" draw:start-glue-point="0" draw:end-shape="id45" svg:d="m7925 14330v1000h1575">
          <text:p/>
        </draw:connector>
        <draw:connector draw:style-name="gr5" draw:text-style-name="P1" draw:id="id48" draw:layer="layout" svg:x1="7.925cm" svg:y1="15.33cm" svg:x2="9.5cm" svg:y2="16.33cm" draw:start-shape="id46" draw:start-glue-point="0" draw:end-shape="id47" draw:end-glue-point="3" svg:d="m7925 15330v1000h1575">
          <text:p/>
        </draw:connector>
        <draw:connector draw:style-name="gr5" draw:text-style-name="P1" draw:id="id49" draw:layer="layout" svg:x1="7.925cm" svg:y1="16.33cm" svg:x2="9.5cm" svg:y2="17.401cm" draw:start-shape="id48" draw:start-glue-point="0" draw:end-shape="id11" draw:end-glue-point="3" svg:d="m7925 16330v1071h1575">
          <text:p/>
        </draw:connector>
        <draw:connector draw:style-name="gr5" draw:text-style-name="P1" draw:layer="layout" svg:x1="7.925cm" svg:y1="17.401cm" svg:x2="9.5cm" svg:y2="18.401cm" draw:start-shape="id49" draw:start-glue-point="0" draw:end-shape="id13" draw:end-glue-point="3" svg:d="m7925 17401v1000h1575">
          <text:p/>
        </draw:connector>
        <draw:connector draw:style-name="gr5" draw:text-style-name="P1" draw:id="id50" draw:layer="layout" svg:x1="7.925cm" svg:y1="7.5cm" svg:x2="9.5cm" svg:y2="7.9cm" draw:start-shape="id27" draw:start-glue-point="2" draw:end-shape="id3" draw:end-glue-point="3" svg:d="m7925 7500v400h1575">
          <text:p/>
        </draw:connector>
        <draw:connector draw:style-name="gr5" draw:text-style-name="P1" draw:id="id51" draw:layer="layout" svg:x1="7.925cm" svg:y1="7.9cm" svg:x2="9.5cm" svg:y2="8.9cm" draw:start-shape="id50" draw:start-glue-point="0" draw:end-shape="id5" draw:end-glue-point="3" svg:d="m7925 7900v1000h1575">
          <text:p/>
        </draw:connector>
        <draw:connector draw:style-name="gr5" draw:text-style-name="P1" draw:id="id52" draw:layer="layout" svg:x1="7.925cm" svg:y1="8.9cm" svg:x2="9.5cm" svg:y2="9.9cm" draw:start-shape="id51" draw:start-glue-point="0" draw:end-shape="id7" draw:end-glue-point="3" svg:d="m7925 8900v1000h1575">
          <text:p/>
        </draw:connector>
        <draw:connector draw:style-name="gr5" draw:text-style-name="P1" draw:layer="layout" svg:x1="7.925cm" svg:y1="9.9cm" svg:x2="9.5cm" svg:y2="10.9cm" draw:start-shape="id52" draw:start-glue-point="0" draw:end-shape="id9" draw:end-glue-point="3" svg:d="m7925 9900v1000h1575">
          <text:p/>
        </draw:connector>
        <draw:connector draw:style-name="gr6" draw:text-style-name="P1" draw:layer="layout" draw:line-skew="1cm" svg:x1="2.35cm" svg:y1="2.465cm" svg:x2="1.001cm" svg:y2="1.351cm" draw:start-shape="id53" draw:start-glue-point="3" draw:end-shape="id54" svg:d="m2350 2465h-850v-1114h-499">
          <text:p/>
        </draw:connector>
        <draw:connector draw:style-name="gr6" draw:text-style-name="P1" draw:layer="layout" draw:line-skew="1cm" svg:x1="1.001cm" svg:y1="1.351cm" svg:x2="2.347cm" svg:y2="3.964cm" draw:start-shape="id54" draw:end-shape="id28" draw:end-glue-point="3" svg:d="m1001 1351h499v2613h847">
          <text:p/>
        </draw:connector>
        <draw:connector draw:style-name="gr6" draw:text-style-name="P1" draw:layer="layout" draw:line-skew="1cm" svg:x1="1.001cm" svg:y1="1.351cm" svg:x2="2.347cm" svg:y2="6.464cm" draw:start-shape="id54" draw:start-glue-point="3" draw:end-shape="id26" draw:end-glue-point="3" svg:d="m1001 1351h499v5113h847">
          <text:p/>
        </draw:connector>
        <draw:custom-shape draw:style-name="gr1" draw:text-style-name="P7" draw:id="id54" draw:layer="layout" svg:width="6.5cm" svg:height="0.7cm" svg:x="1.001cm" svg:y="1.001cm">
          <text:p text:style-name="P1"><text:span text:style-name="T5">LDAP-Ba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id="id55" draw:layer="layout" svg:width="3.15cm" svg:height="0.66cm" svg:x="14cm" svg:y="4cm">
          <text:p text:style-name="P1"><text:span text:style-name="T3">admins-XX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9.5cm" svg:y1="4.67cm" svg:x2="14cm" svg:y2="4.33cm" draw:end-shape="id55" draw:end-glue-point="3" svg:d="m9500 4670h2000v-340h2500">
          <text:p/>
        </draw:connector>
        <draw:custom-shape draw:style-name="gr7" draw:text-style-name="P5" draw:id="id56" draw:layer="layout" svg:width="2.153cm" svg:height="1.429cm" svg:x="14cm" svg:y="23.5cm">
          <text:p text:style-name="P1"><text:span text:style-name="T3">XXX-1A</text:span></text:p>
          <text:p text:style-name="P1"><text:span text:style-name="T2">XXX-2D</text:span></text:p>
          <text:p text:style-name="P1"><text:span text:style-name="T2">XXX-3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2.65cm" svg:y1="23.866cm" svg:x2="14cm" svg:y2="24.214cm" draw:end-shape="id56" draw:end-glue-point="3" svg:d="m12650 23866h424v348h9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solid" draw:fill-color="#e6e6e6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ira Bliefernich</meta:initial-creator>
    <meta:creation-date>2009-12-28T13:33:02</meta:creation-date>
    <dc:date>2010-09-29T12:14:19</dc:date>
    <meta:editing-duration>PT08H15M17S</meta:editing-duration>
    <meta:editing-cycles>164</meta:editing-cycles>
    <meta:generator>OpenOffice.org/3.1$Unix OpenOffice.org_project/310m19$Build-9420</meta:generator>
    <dc:creator>Sönke Schwardt-Krummrich</dc:creator>
    <meta:document-statistic meta:object-count="85"/>
    <meta:user-defined meta:name="Info 1"/>
    <meta:user-defined meta:name="Info 2"/>
    <meta:user-defined meta:name="Info 3"/>
    <meta:user-defined meta:name="Info 4"/>
  </office:meta>
</office:document-meta>
</file>